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er">
      <style:text-properties officeooo:paragraph-rsid="0020a297"/>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5"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6"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7"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8"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9"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14"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15"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16"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17"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8" style:family="paragraph" style:parent-style-name="Standard">
      <style:paragraph-properties fo:text-align="center" style:justify-single-word="false" fo:break-before="page"/>
      <style:text-properties fo:font-size="12pt" officeooo:rsid="001faeaa" officeooo:paragraph-rsid="0020a297" style:font-size-asian="10.5pt" style:font-size-complex="12pt"/>
    </style:style>
    <style:style style:name="P19" style:family="paragraph" style:parent-style-name="Standard">
      <style:paragraph-properties fo:text-align="start" style:justify-single-word="false" fo:break-before="page"/>
      <style:text-properties fo:font-size="12pt" officeooo:rsid="00236d29" officeooo:paragraph-rsid="0023e658" style:font-size-asian="10.5pt" style:font-size-complex="12pt"/>
    </style:style>
    <style:style style:name="P20" style:family="paragraph" style:parent-style-name="Standard">
      <style:paragraph-properties fo:text-align="start" style:justify-single-word="false" fo:break-before="page"/>
    </style:style>
    <style:style style:name="T1" style:family="text">
      <style:text-properties officeooo:rsid="001e6a61"/>
    </style:style>
    <style:style style:name="T2" style:family="text">
      <style:text-properties style:text-position="super 58%"/>
    </style:style>
    <style:style style:name="T3" style:family="text">
      <style:text-properties fo:font-size="12pt" officeooo:rsid="001faeaa" style:font-size-asian="10.5pt" style:font-size-complex="12pt"/>
    </style:style>
    <style:style style:name="T4" style:family="text">
      <style:text-properties fo:background-color="transparent" loext:char-shading-value="0"/>
    </style:style>
    <style:style style:name="T5" style:family="text">
      <style:text-properties fo:font-size="16pt" fo:font-weight="bold" style:font-weight-asian="bold" style:font-weight-complex="bold"/>
    </style:style>
    <style:style style:name="T6" style:family="text">
      <style:text-properties officeooo:rsid="0020a297"/>
    </style:style>
    <style:style style:name="T7" style:family="text">
      <style:text-properties fo:font-size="24pt" fo:font-weight="bold" officeooo:rsid="0020a297" style:font-size-asian="10.5pt" style:font-weight-asian="bold" style:font-size-complex="12pt"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26f020" style:font-weight-asian="normal" style:font-weight-complex="normal"/>
    </style:style>
    <style:style style:name="T12" style:family="text">
      <style:text-properties officeooo:rsid="00255a47"/>
    </style:style>
    <style:style style:name="T13" style:family="text">
      <style:text-properties officeooo:rsid="0026f020"/>
    </style:style>
    <style:style style:name="T14" style:family="text">
      <style:text-properties fo:font-style="italic" officeooo:rsid="0026f020" style:font-style-asian="italic" style:font-style-complex="italic"/>
    </style:style>
    <style:style style:name="T15" style:family="text">
      <style:text-properties fo:font-style="italic" officeooo:rsid="0023e658" style:font-style-asian="italic" style:font-style-complex="italic"/>
    </style:style>
    <style:style style:name="T16" style:family="text">
      <style:text-properties fo:font-style="italic" fo:font-weight="bold" officeooo:rsid="0026f020" style:font-style-asian="italic" style:font-weight-asian="bold" style:font-style-complex="italic" style:font-weight-complex="bold"/>
    </style:style>
    <style:style style:name="T17" style:family="text">
      <style:text-properties fo:font-style="italic" fo:font-weight="bold" officeooo:rsid="0023e658" style:font-style-asian="italic" style:font-weight-asian="bold" style:font-style-complex="italic" style:font-weight-complex="bold"/>
    </style:style>
    <style:style style:name="T18" style:family="text">
      <style:text-properties fo:font-style="italic" fo:font-weight="normal" officeooo:rsid="0026f020" style:font-style-asian="italic" style:font-weight-asian="normal" style:font-style-complex="italic" style:font-weight-complex="normal"/>
    </style:style>
    <style:style style:name="T19" style:family="text">
      <style:text-properties fo:font-style="italic" fo:font-weight="normal" officeooo:rsid="0023e658" style:font-style-asian="italic" style:font-weight-asian="normal" style:font-style-complex="italic" style:font-weight-complex="normal"/>
    </style:style>
    <style:style style:name="T20" style:family="text">
      <style:text-properties officeooo:rsid="0028abcd"/>
    </style:style>
    <style:style style:name="T21" style:family="text">
      <style:text-properties officeooo:rsid="002a6a8a"/>
    </style:style>
    <style:style style:name="T22" style:family="text">
      <style:text-properties officeooo:rsid="002c10b0"/>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imple Instruction Set Architecture 16</text:p>
      <text:p text:style-name="Horizontal_20_Line"/>
      <text:p text:style-name="P15">Programmer’s Manual and Teaching Resource</text:p>
      <text:p text:style-name="P14">1<text:span text:style-name="T2">st</text:span> Edition</text:p>
      <text:p text:style-name="Horizontal_20_Line"/>
      <text:p text:style-name="P16">By David MHS Webster</text:p>
      <text:p text:style-name="P18"><text:span text:style-name="T6">Table of Contents</text:span></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Introduction<text:tab/>3</text:p>
          <text:p text:style-name="P1">Compiling<text:tab/>4</text:p>
        </text:index-body>
      </text:table-of-content>
      <text:p text:style-name="P12"/>
      <text:p text:style-name="P20"><text:span text:style-name="T7">Introduction</text:span><text:toc-mark text:string-value="Introduction" text:outline-level="1"/></text:p>
      <text:p text:style-name="P3">Sisa16 is a <text:span text:style-name="T8">virtual machine instruction set architecture which mirrors </text:span><text:span text:style-name="T13">many</text:span><text:span text:style-name="T8"> features and quirks of real-life </text:span><text:span text:style-name="T13">ISAs</text:span><text:span text:style-name="T8"> while being useful </text:span><text:span text:style-name="T13">and unique </text:span><text:span text:style-name="T8">in its own right. Its portability is novel while still being powerful enough to create extremely dynamic and interesting programs.</text:span></text:p>
      <text:p text:style-name="P3"/>
      <text:p text:style-name="P4">Learning how to write code for SISA16 will give you an appreciation of low level programming, the fundamentals of systems engineering, as well as provide you with a new tool to use in your own projects. As an interpreted language, SISA16 is extremely competitive in speed, size, and footprint. The emulator ca<text:span text:style-name="T9">n be made to interface with any C library by creating a “driver”, and the emulator can be embedded trivially into any C program as an extension language.</text:span></text:p>
      <text:p text:style-name="P4"/>
      <text:p text:style-name="P7">Whereas most assembly language courses are limited to blinking LEDs and printing characters to a tiny display, Sisa16 can be made to render color graphics, play sounds, use a network connection, interact with files, and interact with the host in a manner which is accessible to, and even extensible by students. <text:span text:style-name="T12">A hypothetical driver could attempt to mirror real-life hardware interfaces, or just be something </text:span><text:span text:style-name="T13">fun. This provides enormous flexibility to educators trying to teach low level systems engineering to students. </text:span><text:span text:style-name="T14">See “</text:span><text:span text:style-name="T16">Compiling</text:span><text:span text:style-name="T18">”.</text:span></text:p>
      <text:p text:style-name="P7"><text:span text:style-name="T11"/></text:p>
      <text:p text:style-name="P8"><text:span text:style-name="T10">The assembler is designed for rapid prototyping and debugging. A shebang can be added to the top of an assembly file and it can be executed as a script on *nix-based systems. Helpful and specific error messages are displayed. Assembly-time syntax checking and validation is done to avoid errors. Special helper features are built into the assembler to provide the programmer with assistance in writing a working program.</text:span></text:p>
      <text:p text:style-name="P8"><text:span text:style-name="T10"/></text:p>
      <text:p text:style-name="P4"/>
      <text:p text:style-name="P5">Sisa16, including all resources, <text:span text:style-name="T9">code, examples</text:span> and documentation, lies fully in the public domain. <text:span text:style-name="T1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12">which is a variant of the MiT License</text:span><text:span text:style-name="T9">. This IP dependency can be avoided simply by not defining “USE_NCURSES” while compiling. </text:span><text:span text:style-name="T15">See “</text:span><text:span text:style-name="T17">Compiling</text:span><text:span text:style-name="T19">” for more information.</text:span></text:p>
      <text:p text:style-name="P19"><text:span text:style-name="T19"/></text:p>
      <text:p text:style-name="P17">Compiling<text:toc-mark text:string-value="Compiling" text:outline-level="1"/></text:p>
      <text:p text:style-name="P11">If you are using an ordinary Unix-like environment such as Linux, BSD, Msys2, or Cygwin, and your compiler is gcc, clang, or tinyc, then you should be able to just call ‘make’ and everything will build, including the test programs. If this does not work or you wish to understand the compilation process in detail...</text:p>
      <text:p text:style-name="Horizontal_20_Line"/>
      <text:p text:style-name="P9">On most platforms, this will compile the assembler, which has a built-in emulator:</text:p>
      <text:p text:style-name="P9"/>
      <text:p text:style-name="P9">cc assembler.c -DUSE_UNSIGNED_INT -o sisa16_asm</text:p>
      <text:p text:style-name="P9"/>
      <text:p text:style-name="P9">-DUSE_UNSIGNED_INT</text:p>
      <text:p text:style-name="P9">Define the macro “USE_UNSIGNED_INT” which indicates that “unsigned int” in C is a compatible 4-byte unsigned binary integer type. If “unsigned long” is such a type but not unsigned int, then you should omit this define.</text:p>
      <text:p text:style-name="P9"/>
      <text:p text:style-name="P9">-DUSE_NCURSES -<text:span text:style-name="T21">lncurses</text:span></text:p>
      <text:p text:style-name="P9">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9"/>
      <text:p text:style-name="P9">-DFUZZTEST</text:p>
      <text:p text:style-name="P9">For the default driver, disable file writing. File writing is potentially dangerous if doing fuzz testing or running random binaries. <text:span text:style-name="T22">If you write your own driver it is recommended to use this flag to guard dangerous features which may harm a student’s computer if a random or malicious binary happens to come along.</text:span></text:p>
      <text:p text:style-name="P9"/>
      <text:p text:style-name="P9">-DUSE_COMPUTED_GOTO</text:p>
      <text:p text:style-name="P9">Enable usage of the GNUC extension for computed goto, which speeds up the emulator tremendously and makes compilation much faster. If you are using a version of GCC released after 2015, you should enable this flag.</text:p>
      <text:p text:style-name="P9"/>
      <text:p text:style-name="P9">-DNO_FP</text:p>
      <text:p text:style-name="P9">Disable the floating point unit. <text:span text:style-name="T20">This is recommended if the host does not support the IEEE 754 32 bit binary floating point standard.</text:span></text:p>
      <text:p text:style-name="P9"/>
      <text:p text:style-name="P9">-DNO_<text:span text:style-name="T20">SIGNED_DIV</text:span></text:p>
      <text:p text:style-name="P10">Disable the signed integer division and modulo instructions (Needed for non twos complement architectures).</text:p>
      <text:p text:style-name="P10"/>
      <text:p text:style-name="P10">-DNO_SEGMENT</text:p>
      <text:p text:style-name="P10">Disable the segment. It is a feature intended for sisa16’s viability as a scripting language. It is a “fantasy” feature, <text:span text:style-name="T21">in that it does not mirror how real hardware works</text:span>. <text:span text:style-name="T21">This also disables the “emulate” </text:span><text:soft-page-break/><text:span text:style-name="T21">feature, which while unique and interesting may be undesirable for educators aiming for a realistic microcontroller experience.</text:span></text:p>
      <text:p text:style-name="P9"/>
      <text:p text:style-name="P9">You can test if the assembler built successfully like this:</text:p>
      <text:p text:style-name="P9"/>
      <text:p text:style-name="P9">./sisa16_asm -C</text:p>
      <text:p text:style-name="P9"/>
      <text:p text:style-name="P9">-C tells it to <text:span text:style-name="T5">C</text:span>heck the environment and exit. <text:span text:style-name="T21">Read it carefully.</text:span></text:p>
      <text:p text:style-name="P10">The exact same flags and <text:span text:style-name="T22">semantics apply to building the emulator. </text:span></text:p>
      <text:p text:style-name="P10"/>
      <text:p text:style-name="P11">cc isa.c -DUSE_UNSIGNED_INT -o sisa16_emu</text:p>
      <text:p text:style-name="P11"/>
      <text:p text:style-name="P11">You can now test a simple program. Assuming that you are using the default textmode driver and you have a relatively ordinary terminal or terminal emulator…</text:p>
      <text:p text:style-name="P11"/>
      <text:p text:style-name="P11">./sisa16_asm -i wave.asm -o wave.bin</text:p>
      <text:p text:style-name="P11">./sisa16_emu wave.bin</text:p>
      <text:p text:style-name="P11"/>
      <text:p text:style-name="P11">You should now see a “wave” printed out to the screen, forev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style style:name="MT4" style:family="text">
      <style:text-properties officeooo:rsid="0023e6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5</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text:span text:style-name="MT4">Let all that you do be done with love.”</text:span></text:p>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01:14:30.246426559</dc:date>
    <meta:editing-duration>PT33M20S</meta:editing-duration>
    <meta:editing-cycles>4</meta:editing-cycles>
    <meta:generator>LibreOffice/7.0.4.2$Linux_X86_64 LibreOffice_project/00$Build-2</meta:generator>
    <meta:document-statistic meta:table-count="0" meta:image-count="0" meta:object-count="0" meta:page-count="5" meta:paragraph-count="44" meta:word-count="838" meta:character-count="5204" meta:non-whitespace-character-count="4408"/>
  </office:meta>
</office:document-meta>
</file>